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6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7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9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0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1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2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4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5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7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8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0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1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3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4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6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7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8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9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0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1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3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4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6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7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7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8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99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00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01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02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03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04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05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06" style:parent-style-name="Normal" style:family="paragraph">
      <style:paragraph-properties fo:margin-bottom="0in" fo:line-height="100%"/>
      <style:text-properties style:font-name="Roboto" style:font-name-asian="Times New Roman" style:font-name-complex="Times New Roman" style:letter-kerning="false" fo:font-size="12pt" style:font-size-asian="12pt" style:font-size-complex="12pt" style:language-asian="es" style:country-asian="ES"/>
    </style:style>
  </office:automatic-styles>
  <office:body>
    <office:text text:use-soft-page-breaks="true">
      <text:p text:style-name="P1">Hola arrancamos con este vídeo dedicado</text:p>
      <text:p text:style-name="P2">a la teoría sobre la capa hdfs de hado</text:p>
      <text:p text:style-name="P3">como ya hemos dicho en otras ocasiones</text:p>
      <text:p text:style-name="P4">hado no es una herramienta en concreto y</text:p>
      <text:p text:style-name="P5">sí un conjunto de ellas cuya finalidad</text:p>
      <text:p text:style-name="P6">es almacenar y procesar grandes</text:p>
      <text:p text:style-name="P7">cantidades de datos Si buscas por la red</text:p>
      <text:p text:style-name="P8">imágenes con la estructura por capas de</text:p>
      <text:p text:style-name="P9">hado verás que en todas las ocasiones la</text:p>
      <text:p text:style-name="P10">base es hdfs Y esto es porque hdfs</text:p>
      <text:p text:style-name="P11">representa la capa de almacenamiento de</text:p>
      <text:p text:style-name="P12">hado es fácil imaginar que el</text:p>
      <text:p text:style-name="P13">almacenamiento de los datos que hay que</text:p>
      <text:p text:style-name="P14">guardar en Big Data representa un reto</text:p>
      <text:p text:style-name="P15">tan grande que solo la gestión de esta</text:p>
      <text:p text:style-name="P16">parte requiere de una herramienta y una</text:p>
      <text:p text:style-name="P17">capa propia el primer problema con el</text:p>
      <text:p text:style-name="P18">que se enfrenta hdfs es el Hardware usar</text:p>
      <text:p text:style-name="P19">Hardware propietario tiene grandes</text:p>
      <text:p text:style-name="P20">ventajas como el rendimiento fiabilidad</text:p>
      <text:p text:style-name="P21">seguridad y compatibilidad con su propia</text:p>
      <text:p text:style-name="P22">plataforma son ventajas importantes pero</text:p>
      <text:p text:style-name="P23">también representan Grandes</text:p>
      <text:p text:style-name="P24">inconvenientes como que tienen un coste</text:p>
      <text:p text:style-name="P25">mucho mayor generan una dependencia</text:p>
      <text:p text:style-name="P26">total del proveedor y que son difíciles</text:p>
      <text:p text:style-name="P27">de actualizar con el paso del tiempo o</text:p>
      <text:p text:style-name="P28">ampliar en caso de necesitar crecer por</text:p>
      <text:p text:style-name="P29">ello en Big Data se usa lo que se conoce</text:p>
      <text:p text:style-name="P30">como commodity Hardware que no es otra</text:p>
      <text:p text:style-name="P31">cosa que Hardware comercial que</text:p>
      <text:p text:style-name="P32">podríamos encontrar en cualquier tienda</text:p>
      <text:p text:style-name="P33">Recuerda que una de las características</text:p>
      <text:p text:style-name="P34">de Big Data es que los datos almacenados</text:p>
      <text:p text:style-name="P35">debido a su tamaño no se pueden guardar</text:p>
      <text:p text:style-name="P36">en los sistemas tradicionales por tanto</text:p>
      <text:p text:style-name="P37">y casi por definición el sistema de</text:p>
      <text:p text:style-name="P38">ficheros que proporciona hdfs debe ser</text:p>
      <text:p text:style-name="P39">un sistema de ficheros distribuido en el</text:p>
      <text:p text:style-name="P40">que se usará hardware no especializado</text:p>
      <text:p text:style-name="P41">este tipo de Hardware es económico</text:p>
      <text:p text:style-name="P42">disponible desde muchos proveedores</text:p>
      <text:p text:style-name="P43">fácilmente intercambiable y está</text:p>
      <text:p text:style-name="P44">estandarizado los Pcs que usamos son</text:p>
      <text:p text:style-name="P45">commodity Hardware si falla una memoria</text:p>
      <text:p text:style-name="P46">o una fuente de alimentación podemos</text:p>
      <text:p text:style-name="P47">comprar otra en el mismo día repararlo y</text:p>
      <text:p text:style-name="P48">seguir trabajando sin mayores problemas</text:p>
      <text:soft-page-break/>
      <text:p text:style-name="P49">incluso los equipos más potentes que</text:p>
      <text:p text:style-name="P50">usamos como servidores web o</text:p>
      <text:p text:style-name="P51">controladores de dominio también se</text:p>
      <text:p text:style-name="P52">consideran commodity Hardware por la</text:p>
      <text:p text:style-name="P53">misma razón hdfs está diseñado con la</text:p>
      <text:p text:style-name="P54">certeza de que más antes que después</text:p>
      <text:p text:style-name="P55">alguno de los elementos Hardware fallará</text:p>
      <text:p text:style-name="P56">entre los fallos más habituales que</text:p>
      <text:p text:style-name="P57">esperamos encontrar están los</text:p>
      <text:p text:style-name="P58">relacionados con los discos de</text:p>
      <text:p text:style-name="P59">almacenamiento la memoria RAM el</text:p>
      <text:p text:style-name="P60">calentamiento excesivo y los fallos de</text:p>
      <text:p text:style-name="P61">los elementos de red con este diseño en</text:p>
      <text:p text:style-name="P62">mente hdfs tiene datos replicados en</text:p>
      <text:p text:style-name="P63">distintos discos de máquinas remotas</text:p>
      <text:p text:style-name="P64">monitoriza el estado de todas las</text:p>
      <text:p text:style-name="P65">máquinas Y controla la ubicación física</text:p>
      <text:p text:style-name="P66">de las máquinas en los distintos racks</text:p>
      <text:p text:style-name="P67">para entender esto es necesario</text:p>
      <text:p text:style-name="P68">comprender primero Cómo funciona un</text:p>
      <text:p text:style-name="P69">sistema de ficheros como usuarios vemos</text:p>
      <text:p text:style-name="P70">los archivos almacenados en una vista</text:p>
      <text:p text:style-name="P71">lógica representada como una estructura</text:p>
      <text:p text:style-name="P72">de árbol donde de la raíz cuelgan</text:p>
      <text:p text:style-name="P73">archivos y carpetas a su vez Estas</text:p>
      <text:p text:style-name="P74">carpetas también son raíces de su propio</text:p>
      <text:p text:style-name="P75">árbol anidado con más archivos y</text:p>
      <text:p text:style-name="P76">subcarpetas en realidad los archivos se</text:p>
      <text:p text:style-name="P77">almacenan físicamente en un conjunto de</text:p>
      <text:p text:style-name="P78">sectores F chicos dentro del disco duro</text:p>
      <text:p text:style-name="P79">siguiendo la planificación que dicte el</text:p>
      <text:p text:style-name="P80">sistema operativo para listar los</text:p>
      <text:p text:style-name="P81">archivos de una carpeta no tendría</text:p>
      <text:p text:style-name="P82">sentido recorrer todo el disco</text:p>
      <text:p text:style-name="P83">averiguando si un sector tiene datos que</text:p>
      <text:p text:style-name="P84">pertenecen a un archivo que está dentro</text:p>
      <text:p text:style-name="P85">de la carpeta solicitada lo que</text:p>
      <text:p text:style-name="P86">realmente se hace es reservar un espacio</text:p>
      <text:p text:style-name="P87">al principio de la partición donde se</text:p>
      <text:p text:style-name="P88">guarda la tabla de ficheros a esta tabla</text:p>
      <text:p text:style-name="P89">solo tiene acceso el sistema operativo y</text:p>
      <text:p text:style-name="P90">para el usuario queda totalmente oculta</text:p>
      <text:p text:style-name="P91">en esta tabla se guardan metadatos del</text:p>
      <text:p text:style-name="P92">archivo como su fecha de creación</text:p>
      <text:p text:style-name="P93">modificación permisos y lo más</text:p>
      <text:p text:style-name="P94">importante el nombre y la ubicación de</text:p>
      <text:p text:style-name="P95">los sectores de disco que conforman el</text:p>
      <text:p text:style-name="P96">archivo la idea de guardar en la tabla</text:p>
      <text:soft-page-break/>
      <text:p text:style-name="P97">de ficheros la relación entre el nombre</text:p>
      <text:p text:style-name="P98">de archivo y la ubicación física de los</text:p>
      <text:p text:style-name="P99">sectores que ocupa como concepto es</text:p>
      <text:p text:style-name="P100">igual para todos los sistemas de</text:p>
      <text:p text:style-name="P101">ficheros lo que cambia es la estructura</text:p>
      <text:p text:style-name="P102">de esa tabla por ello los cambios entre</text:p>
      <text:p text:style-name="P103">sistemas de ficheros afectan al tamaño</text:p>
      <text:p text:style-name="P104">máximo de cada archivo esto tiene que</text:p>
      <text:p text:style-name="P105">ver con el espacio que deja la tabla</text:p>
      <text:p text:style-name="P106">para indicar los sectores usados tiene</text:p>
      <text:p text:style-name="P107">que ver también con el propio número</text:p>
      <text:p text:style-name="P108">máximo de ficheros en la partición esto</text:p>
      <text:p text:style-name="P109">tiene que ver con el número máximo de</text:p>
      <text:p text:style-name="P110">entradas que admite la tabla y también</text:p>
      <text:p text:style-name="P111">realmente con el espacio que se reservó</text:p>
      <text:p text:style-name="P112">al formatear la partición formatear no</text:p>
      <text:p text:style-name="P113">es más que reservar en el disco un</text:p>
      <text:p text:style-name="P114">espacio predeterminado y crear allí</text:p>
      <text:p text:style-name="P115">desde cero una tabla de ficheros vacía</text:p>
      <text:p text:style-name="P116">cuando escribimos un nuevo archivo en el</text:p>
      <text:p text:style-name="P117">disco se crea una nueva entrada en la</text:p>
      <text:p text:style-name="P118">tabla de ficheros con la información de</text:p>
      <text:p text:style-name="P119">su nombre y la ubicación de los sectores</text:p>
      <text:p text:style-name="P120">necesarios para almacenarlo leer un</text:p>
      <text:p text:style-name="P121">archivo supone consultar la entrada de</text:p>
      <text:p text:style-name="P122">la tabla de ficheros Buscando el nombre</text:p>
      <text:p text:style-name="P123">del archivo en cuestión y recuperar la</text:p>
      <text:p text:style-name="P124">información desde los sectores indicados</text:p>
      <text:p text:style-name="P125">Añadir datos a un archivo que ya existe</text:p>
      <text:p text:style-name="P126">simplemente es buscar ese nombre de</text:p>
      <text:p text:style-name="P127">fichero en la tabla y Añadir a la</text:p>
      <text:p text:style-name="P128">ubicación ación los nuevos sectores</text:p>
      <text:p text:style-name="P129">necesarios por cuestiones de eficiencia</text:p>
      <text:p text:style-name="P130">borrar un fichero suele consistir</text:p>
      <text:p text:style-name="P131">simplemente en borrar su entrada de la</text:p>
      <text:p text:style-name="P132">tabla de ficheros por otro lado sabemos</text:p>
      <text:p text:style-name="P133">que no hay disco con capacidad</text:p>
      <text:p text:style-name="P134">suficiente como para almacenar la</text:p>
      <text:p text:style-name="P135">cantidad de datos que se usan en Big</text:p>
      <text:p text:style-name="P136">Data y que por tanto Tendremos que</text:p>
      <text:p text:style-name="P137">distribuirlos en varias máquinas</text:p>
      <text:p text:style-name="P138">necesariamente hdfs debe ser un sistema</text:p>
      <text:p text:style-name="P139">de ficheros distribuido en esto no hay</text:p>
      <text:p text:style-name="P140">duda Hay muchas clasificaciones</text:p>
      <text:p text:style-name="P141">atendiendo al tipo de distribución</text:p>
      <text:p text:style-name="P142">puedes ver algunas en este gráfico el</text:p>
      <text:p text:style-name="P143">esquema que tienes a la izquierda</text:p>
      <text:p text:style-name="P144">muestra una red distribuida centralizada</text:p>
      <text:soft-page-break/>
      <text:p text:style-name="P145">uida porque está compuesta por múltiples</text:p>
      <text:p text:style-name="P146">nodos y centralizada porque hay un nodo</text:p>
      <text:p text:style-name="P147">central al que están todos conectados en</text:p>
      <text:p text:style-name="P148">el otro lado en el esquema de la derecha</text:p>
      <text:p text:style-name="P149">se muestra una red distribuida</text:p>
      <text:p text:style-name="P150">descentralizada es distribuida porque</text:p>
      <text:p text:style-name="P151">también usa múltiples nodos pero es</text:p>
      <text:p text:style-name="P152">descentralizada porque no hay ningún</text:p>
      <text:p text:style-name="P153">nodo central y todos los nodos están</text:p>
      <text:p text:style-name="P154">conectados en malla unos con otros en</text:p>
      <text:p text:style-name="P155">mayor o menor grado solo con estos dos</text:p>
      <text:p text:style-name="P156">esquemas vamos a imaginar un sistema de</text:p>
      <text:p text:style-name="P157">ficheros recuerda que para realizar</text:p>
      <text:p text:style-name="P158">cualquier operación con un fichero se</text:p>
      <text:p text:style-name="P159">requiere de la consulta a la tabla de</text:p>
      <text:p text:style-name="P160">ficheros es representado con un punto</text:p>
      <text:p text:style-name="P161">rojo la ubicación física del archivo al</text:p>
      <text:p text:style-name="P162">que quiero acceder y con un punto verde</text:p>
      <text:p text:style-name="P163">la ubicación física de la tabla de</text:p>
      <text:p text:style-name="P164">ficheros el esquema de la izquierda</text:p>
      <text:p text:style-name="P165">tiene la ventaja de que la tabla de</text:p>
      <text:p text:style-name="P166">ficheros está siempre localizada que</text:p>
      <text:p text:style-name="P167">podemos dedicar todos los recursos de</text:p>
      <text:p text:style-name="P168">ese nodo a gestionar la tabla de</text:p>
      <text:p text:style-name="P169">ficheros y que cualquier cambio en ella</text:p>
      <text:p text:style-name="P170">se ve inmediatamente para cualquier</text:p>
      <text:p text:style-name="P171">cliente que haga una nueva consulta</text:p>
      <text:p text:style-name="P172">todas las operaciones se realizan</text:p>
      <text:p text:style-name="P173">rápidamente y no existe la posibilidad</text:p>
      <text:p text:style-name="P174">de ninguna incoherencia la parte</text:p>
      <text:p text:style-name="P175">negativa es que tenemos la tabla de</text:p>
      <text:p text:style-name="P176">ficheros en una única ubicación Y eso</text:p>
      <text:p text:style-name="P177">representa un cuello botella y un riesgo</text:p>
      <text:p text:style-name="P178">en caso de que falle ese nodo en este</text:p>
      <text:p text:style-name="P179">escenario los clientes que quieran</text:p>
      <text:p text:style-name="P180">consultar la tabla de ficheros deberán</text:p>
      <text:p text:style-name="P181">dirigirse al nodo del punto verde y una</text:p>
      <text:p text:style-name="P182">vez que conozcan la ruta del archivo</text:p>
      <text:p text:style-name="P183">tendrán que leer en el nodo del punto</text:p>
      <text:p text:style-name="P184">rojo con el escenario de la derecha la</text:p>
      <text:p text:style-name="P185">cosa cambia en una red descentralizada</text:p>
      <text:p text:style-name="P186">no hay un nodo que contenga la tabla de</text:p>
      <text:p text:style-name="P187">ficheros Así que la única solución pasa</text:p>
      <text:p text:style-name="P188">Porque todos los nodos tengan una copia</text:p>
      <text:p text:style-name="P189">de la tabla de ficheros con este montaje</text:p>
      <text:p text:style-name="P190">se acabaron los cuellos de botella y los</text:p>
      <text:p text:style-name="P191">problemas de que se estropee algún nodo</text:p>
      <text:p text:style-name="P192">la parte negativa es que perderemos</text:p>
      <text:soft-page-break/>
      <text:p text:style-name="P193">mucho espacio de almacenamiento al tener</text:p>
      <text:p text:style-name="P194">que replicar la tabla en todos los nodos</text:p>
      <text:p text:style-name="P195">Y además que que tendremos problemas de</text:p>
      <text:p text:style-name="P196">coherencia e integridad Porque mientras</text:p>
      <text:p text:style-name="P197">las actualizaciones de la tabla de</text:p>
      <text:p text:style-name="P198">ficheros de un nodo no se replican por</text:p>
      <text:p text:style-name="P199">el resto de nodos tendremos un sistema</text:p>
      <text:p text:style-name="P200">incoherente el escenario del medio puede</text:p>
      <text:p text:style-name="P201">parecer óptimo pero combina los</text:p>
      <text:p text:style-name="P202">problemas y las ventajas de los otros</text:p>
      <text:p text:style-name="P203">dos y hace complicada su gestión cuando</text:p>
      <text:p text:style-name="P204">nos referimos a sistemas de ficheros</text:p>
      <text:p text:style-name="P205">Aunque la información de la tabla de</text:p>
      <text:p text:style-name="P206">ficheros permanezca solo en un número</text:p>
      <text:p text:style-name="P207">reducido de nodos se sigue manteniendo</text:p>
      <text:p text:style-name="P208">el problema de la incoherencia mientras</text:p>
      <text:p text:style-name="P209">no están todos sincronizados este tipo</text:p>
      <text:p text:style-name="P210">de distribución tiene más sentido cuando</text:p>
      <text:p text:style-name="P211">hablamos de otras aplicaciones Como por</text:p>
      <text:p text:style-name="P212">ejemplo bases de datos pero en hdfs</text:p>
      <text:p text:style-name="P213">también se puede llegar a tener varios</text:p>
      <text:p text:style-name="P214">nam nodes uno como activo y el resto</text:p>
      <text:p text:style-name="P215">pasivos configurando la alta</text:p>
      <text:p text:style-name="P216">disponibilidad por ahora este escenario</text:p>
      <text:p text:style-name="P217">requiere de una configuración especial</text:p>
      <text:p text:style-name="P218">pero se trabaja para que en las</text:p>
      <text:p text:style-name="P219">versiones siguientes de hadoop esté</text:p>
      <text:p text:style-name="P220">plenamente integrado en 2003 Google</text:p>
      <text:p text:style-name="P221">public un paper con las bases</text:p>
      <text:p text:style-name="P222">fundamentales de su sistema de ficheros</text:p>
      <text:p text:style-name="P223">gfs en el que ha conseguido solucionar</text:p>
      <text:p text:style-name="P224">sus necesidades cada vez más grandes de</text:p>
      <text:p text:style-name="P225">almacenamiento el sistema de ficheros</text:p>
      <text:p text:style-name="P226">hdfs es una interpretación fiel de este</text:p>
      <text:p text:style-name="P227">paper tanto gfs de Google como hdfs de</text:p>
      <text:p text:style-name="P228">jup son dos sistemas de almacenamiento</text:p>
      <text:p text:style-name="P229">distribuido centralizado del paper he</text:p>
      <text:p text:style-name="P230">seleccionado algunos fragmentos que</text:p>
      <text:p text:style-name="P231">describen gfs pero que se aplican</text:p>
      <text:p text:style-name="P232">exactamente a hdfs la primera idea es</text:p>
      <text:p text:style-name="P233">que el sistema de ficheros es escalable</text:p>
      <text:p text:style-name="P234">distribuido y enfocado a un uso</text:p>
      <text:p text:style-name="P235">intensivo de datos debe proporcionar</text:p>
      <text:p text:style-name="P236">tolerancia a fallos usar hardware no</text:p>
      <text:p text:style-name="P237">específico y ser capaz de atender a un</text:p>
      <text:p text:style-name="P238">gran número de clientes otra idea es que</text:p>
      <text:p text:style-name="P239">el nodo principal debe comunicarse</text:p>
      <text:p text:style-name="P240">constantemente con los otros nodos en lo</text:p>
      <text:soft-page-break/>
      <text:p text:style-name="P241">que se conoce como un hard bit o latido</text:p>
      <text:p text:style-name="P242">otra idea fundamental Es que la falla de</text:p>
      <text:p text:style-name="P243">componentes Hardware es la Norma y no la</text:p>
      <text:p text:style-name="P244">excepción otra idea muy interesante es</text:p>
      <text:p text:style-name="P245">que en la experiencia de Google los</text:p>
      <text:p text:style-name="P246">datos almacenados no son mutables es</text:p>
      <text:p text:style-name="P247">decir que la mayoría de los archivos son</text:p>
      <text:p text:style-name="P248">de solo lectura Una vez que se han</text:p>
      <text:p text:style-name="P249">escrito como mucho se añaden datos pero</text:p>
      <text:p text:style-name="P250">es raro la vez que estos cambian en una</text:p>
      <text:p text:style-name="P251">modificación esto tiene sentido si nos</text:p>
      <text:p text:style-name="P252">situamos en el año 2003 en el que el</text:p>
      <text:p text:style-name="P253">Buscador de Google ya estaba consolidado</text:p>
      <text:p text:style-name="P254">simplificando mucho pensemos en que</text:p>
      <text:p text:style-name="P255">Google se dedicaba a recorrer e indexar</text:p>
      <text:p text:style-name="P256">páginas web para que su buscador</text:p>
      <text:p text:style-name="P257">seleccionara las más adecuadas en cada</text:p>
      <text:p text:style-name="P258">búsqueda cierta ente las webs cambian Su</text:p>
      <text:p text:style-name="P259">contenido pero Google no modificaba los</text:p>
      <text:p text:style-name="P260">datos sino que añadía la nueva versión</text:p>
      <text:p text:style-name="P261">de manera que podía mantener un</text:p>
      <text:p text:style-name="P262">histórico de la web en cuestión de aquí</text:p>
      <text:p text:style-name="P263">viene que los archivos son no mutables</text:p>
      <text:p text:style-name="P264">no cambia el contenido pasado el sistema</text:p>
      <text:p text:style-name="P265">requiere mucha capacidad de</text:p>
      <text:p text:style-name="P266">almacenamiento pero se vuelve altamente</text:p>
      <text:p text:style-name="P267">eficiente en la arquitectura de hdfs el</text:p>
      <text:p text:style-name="P268">nodo principal se llama name node su</text:p>
      <text:p text:style-name="P269">misión principal es la de almacenar la</text:p>
      <text:p text:style-name="P270">tabla de ficheros mantener el contacto</text:p>
      <text:p text:style-name="P271">con el resto de los nodos para conocer</text:p>
      <text:p text:style-name="P272">su estado en todo momento Y responder</text:p>
      <text:p text:style-name="P273">todas las peticiones de los clientes por</text:p>
      <text:p text:style-name="P274">otro lado est los datanodes que son los</text:p>
      <text:p text:style-name="P275">encargados de almacenar los archivos</text:p>
      <text:p text:style-name="P276">anteriormente he dicho que formatear es</text:p>
      <text:p text:style-name="P277">el proceso de crear desde cero la tabla</text:p>
      <text:p text:style-name="P278">de ficheros en los sistemas de ficheros</text:p>
      <text:p text:style-name="P279">habituales damos formato a una partición</text:p>
      <text:p text:style-name="P280">hdfs no tiene una partición propia y se</text:p>
      <text:p text:style-name="P281">basa en el sistema de ficheros que tenga</text:p>
      <text:p text:style-name="P282">el sistema operativo de ese nodo Así que</text:p>
      <text:p text:style-name="P283">cuando configuramos un nodo debemos</text:p>
      <text:p text:style-name="P284">indicar En qué carpeta se deben guardar</text:p>
      <text:p text:style-name="P285">los archivos en hdfs también es</text:p>
      <text:p text:style-name="P286">necesario formatear y lo realizamos en</text:p>
      <text:p text:style-name="P287">el name node ya que es en este equipo en</text:p>
      <text:p text:style-name="P288">el único en el que se almacena la tabla</text:p>
      <text:soft-page-break/>
      <text:p text:style-name="P289">de ficheros podemos pensar en este nodo</text:p>
      <text:p text:style-name="P290">como en el el espacio reservado de</text:p>
      <text:p text:style-name="P291">nuestro disco duro donde se guarda la</text:p>
      <text:p text:style-name="P292">tabla de ficheros en los sistemas de</text:p>
      <text:p text:style-name="P293">ficheros de nuestros equipos es</text:p>
      <text:p text:style-name="P294">necesario conocer el tamaño del disco</text:p>
      <text:p text:style-name="P295">para poder determinar si con la tabla de</text:p>
      <text:p text:style-name="P296">ficheros se pueden mapear todos los</text:p>
      <text:p text:style-name="P297">sectores que tenemos o bien hay que</text:p>
      <text:p text:style-name="P298">agruparlos en bloques la mayoría de los</text:p>
      <text:p text:style-name="P299">sistemas de ficheros actuales agrupan</text:p>
      <text:p text:style-name="P300">ocho sectores de 512 by en un bloque</text:p>
      <text:p text:style-name="P301">único de 4 kb que usan como unidad</text:p>
      <text:p text:style-name="P302">mínima en hdfs no es necesario conocer</text:p>
      <text:p text:style-name="P303">con antelación la capacidad de los</text:p>
      <text:p text:style-name="P304">discos puesto que el espacio para la</text:p>
      <text:p text:style-name="P305">tabla de ficheros no está limitada y</text:p>
      <text:p text:style-name="P306">puede usar todos los recursos del nam</text:p>
      <text:p text:style-name="P307">node como en todos los sistemas de</text:p>
      <text:p text:style-name="P308">ficheros cuando queremos guardar un</text:p>
      <text:p text:style-name="P309">nuevo archivo lo primero que hay que</text:p>
      <text:p text:style-name="P310">hacer es una consulta a la tabla de</text:p>
      <text:p text:style-name="P311">ficheros en este caso Nos dirigimos al</text:p>
      <text:p text:style-name="P312">name node para solicitar permiso el name</text:p>
      <text:p text:style-name="P313">node trocear el archivo en bloques de</text:p>
      <text:p text:style-name="P314">128 MB por otro lado el name node debe</text:p>
      <text:p text:style-name="P315">decidir qué Data nodes suponen la mejor</text:p>
      <text:p text:style-name="P316">ubicación para almacenar algunos de los</text:p>
      <text:p text:style-name="P317">bloques buscará Data nodes que no tengan</text:p>
      <text:p text:style-name="P318">demasiados datos tratando de balancear</text:p>
      <text:p text:style-name="P319">la carga Pero tampoco querrá tener todos</text:p>
      <text:p text:style-name="P320">los datos en el mismo datanode por muy</text:p>
      <text:p text:style-name="P321">descargado que esté cuando ya ha</text:p>
      <text:p text:style-name="P322">decidido dónde irá cada bloque informará</text:p>
      <text:p text:style-name="P323">al cliente de las ubicaciones de los</text:p>
      <text:p text:style-name="P324">datanodes en los que tiene que escribir</text:p>
      <text:p text:style-name="P325">cada bloque y será este el cliente el</text:p>
      <text:p text:style-name="P326">que escriba directamente en los</text:p>
      <text:p text:style-name="P327">datanodes una vez que el cliente ha</text:p>
      <text:p text:style-name="P328">escrito los bloques en cada datanode</text:p>
      <text:p text:style-name="P329">asignado empezará en segundo plano la</text:p>
      <text:p text:style-name="P330">replicación de los bloques el name node</text:p>
      <text:p text:style-name="P331">indicará a cada Data node donde debe</text:p>
      <text:p text:style-name="P332">copiar su bloque para mantener el número</text:p>
      <text:p text:style-name="P333">de réplicas configurado que por defecto</text:p>
      <text:p text:style-name="P334">es de tres las lecturas son también muy</text:p>
      <text:p text:style-name="P335">parecidas en este caso el proceso lo</text:p>
      <text:p text:style-name="P336">inicia el cliente solicitando al name</text:p>
      <text:soft-page-break/>
      <text:p text:style-name="P337">node la ubicación de los bloques que</text:p>
      <text:p text:style-name="P338">componen un determinado archivo el name</text:p>
      <text:p text:style-name="P339">node consultará su tabla y comprobará el</text:p>
      <text:p text:style-name="P340">estado de todos los nodos que mantienen</text:p>
      <text:p text:style-name="P341">una réplica el resultado es que</text:p>
      <text:p text:style-name="P342">devolverá al cliente un listado de los</text:p>
      <text:p text:style-name="P343">nodos donde recuperar la secuencia de</text:p>
      <text:p text:style-name="P344">bloques que conforman el archivo</text:p>
      <text:p text:style-name="P345">probablemente entre Los criterios para</text:p>
      <text:p text:style-name="P346">decidir qué nodo de réplica devolverá al</text:p>
      <text:p text:style-name="P347">cliente estará el nivel de carga del</text:p>
      <text:p text:style-name="P348">nodo el número de switches Hasta el</text:p>
      <text:p text:style-name="P349">cliente o si los nodos pertenecen al</text:p>
      <text:p text:style-name="P350">mismo rack a partir de ahí será el</text:p>
      <text:p text:style-name="P351">cliente el que se comunique con los</text:p>
      <text:p text:style-name="P352">datanodes para solicitar los bloques que</text:p>
      <text:p text:style-name="P353">ha indicado el nam node imagina que el</text:p>
      <text:p text:style-name="P354">archivo número salida dos pesa 218 megas</text:p>
      <text:p text:style-name="P355">cuando el cliente se pone en contacto</text:p>
      <text:p text:style-name="P356">con el name node este indicará que hay</text:p>
      <text:p text:style-name="P357">que usar dos bloques en el primero se</text:p>
      <text:p text:style-name="P358">usarán los 128 megas del bloque al</text:p>
      <text:p text:style-name="P359">completo y en el segundo solo serán</text:p>
      <text:p text:style-name="P360">necesarios 90 meg el name node encuentra</text:p>
      <text:p text:style-name="P361">el classter totalmente vacío Así que</text:p>
      <text:p text:style-name="P362">decide separar los bloques para evitar</text:p>
      <text:p text:style-name="P363">que se pierdan sin fallar algún nodo</text:p>
      <text:p text:style-name="P364">además tener bloques en distintos nodos</text:p>
      <text:p text:style-name="P365">nos permitirá analizar sus datos en</text:p>
      <text:p text:style-name="P366">paralelo usando los procesadores de cada</text:p>
      <text:p text:style-name="P367">nodo El caso es que devolverá un mensaje</text:p>
      <text:p text:style-name="P368">al cliente indicando que deje el primer</text:p>
      <text:p text:style-name="P369">bloque en el Data node 1 y el segundo</text:p>
      <text:p text:style-name="P370">bloque en el datanode 4 el cliente lo</text:p>
      <text:p text:style-name="P371">hace y cierra la conexión en cuanto cada</text:p>
      <text:p text:style-name="P372">bloque esté escrito el name node vuelve</text:p>
      <text:p text:style-name="P373">a sondear los datanodes y ordena al</text:p>
      <text:p text:style-name="P374">datanode 1 que copie su bloque de 128</text:p>
      <text:p text:style-name="P375">meg en el datanode 2 Y en el datanode 3</text:p>
      <text:p text:style-name="P376">a continuación repite el proceso con el</text:p>
      <text:p text:style-name="P377">bloque de 90 meg comprueba los otros</text:p>
      <text:p text:style-name="P378">nodos y ve que ya están todos ocupados</text:p>
      <text:p text:style-name="P379">no hay ninguno especialmente libre Así</text:p>
      <text:p text:style-name="P380">que ordena copiar ese bloque de 90 meg</text:p>
      <text:p text:style-name="P381">en el Data Noe un y en el Data no de do</text:p>
      <text:p text:style-name="P382">las réplicas no son solo un sistema de</text:p>
      <text:p text:style-name="P383">seguridad en el próximo tema donde</text:p>
      <text:p text:style-name="P384">veremos el procesamiento nos daremos</text:p>
      <text:soft-page-break/>
      <text:p text:style-name="P385">cuenta lo esencial que es tener los</text:p>
      <text:p text:style-name="P386">datos repartidos en varios nodos para</text:p>
      <text:p text:style-name="P387">poder procesarlos allí mismo usando los</text:p>
      <text:p text:style-name="P388">procesadores del nodo Si vemos Esta</text:p>
      <text:p text:style-name="P389">arquitectura con el Hardware en mente</text:p>
      <text:p text:style-name="P390">podemos afinar un poco más cada nodo en</text:p>
      <text:p text:style-name="P391">función de su tarea por ejemplo en el</text:p>
      <text:p text:style-name="P392">name node sería ideal tener la máxima</text:p>
      <text:p text:style-name="P393">cantidad de información en memoria para</text:p>
      <text:p text:style-name="P394">poder responder lo más rápido posible a</text:p>
      <text:p text:style-name="P395">las consultas de los clientes y no tener</text:p>
      <text:p text:style-name="P396">que leerlas todas del disco duro si</text:p>
      <text:p text:style-name="P397">podemos invertir en ese equipo Sería en</text:p>
      <text:p text:style-name="P398">memoria RAM con los Data nodes la</text:p>
      <text:p text:style-name="P399">inversión sería en almacenamiento</text:p>
      <text:p text:style-name="P400">probablemente en un ride o en discos</text:p>
      <text:p text:style-name="P401">rápidos de tipo ssd en el name node d</text:p>
      <text:p text:style-name="P402">hdfs hay otras herramientas que no</text:p>
      <text:p text:style-name="P403">utilizaremos pero que debemos saber que</text:p>
      <text:p text:style-name="P404">existen y que se utilizan en escenarios</text:p>
      <text:p text:style-name="P405">muy grandes donde el classter está</text:p>
      <text:p text:style-name="P406">repartido en distintos racks y</text:p>
      <text:p text:style-name="P407">localizaciones por ejemplo con el</text:p>
      <text:p text:style-name="P408">balanceo del classter si el name node</text:p>
      <text:p text:style-name="P409">detecta que un Data node se está</text:p>
      <text:p text:style-name="P410">quedando sin espacio ordenará mover</text:p>
      <text:p text:style-name="P411">algunos de sus bloques a otro nodo hará</text:p>
      <text:p text:style-name="P412">lo mismo si modificamos el número de</text:p>
      <text:p text:style-name="P413">réplicas que queremos para ese archivo</text:p>
      <text:p text:style-name="P414">también en caso de alta demanda de un</text:p>
      <text:p text:style-name="P415">determinado bloque el name node ordenará</text:p>
      <text:p text:style-name="P416">hacer réplicas extras en en otros Data</text:p>
      <text:p text:style-name="P417">nodes muy parecida a esta herramienta</text:p>
      <text:p text:style-name="P418">tenemos el balanceador de discos que</text:p>
      <text:p text:style-name="P419">distribuye los datos entre los discos</text:p>
      <text:p text:style-name="P420">físicos que tenga un Data node aquellos</text:p>
      <text:p text:style-name="P421">datanodes que tengan varios discos</text:p>
      <text:p text:style-name="P422">físicos con la mayoría de los bloques en</text:p>
      <text:p text:style-name="P423">solo uno tendrán una latencia alta</text:p>
      <text:p text:style-name="P424">porque cuando el disco está trabajando</text:p>
      <text:p text:style-name="P425">con un bloque no lo puedo hacer con otro</text:p>
      <text:p text:style-name="P426">en cambio al balancear los discos y</text:p>
      <text:p text:style-name="P427">repartir los bloques un disco puede</text:p>
      <text:p text:style-name="P428">estar leyendo un bloque y otro disco</text:p>
      <text:p text:style-name="P429">otro bloque distinto simultáneamente</text:p>
      <text:p text:style-name="P430">otra herramienta que proporciona hdfs</text:p>
      <text:p text:style-name="P431">son los nodos de tipo secundary name</text:p>
      <text:p text:style-name="P432">node y standby name node que mantienen</text:p>
      <text:soft-page-break/>
      <text:p text:style-name="P433">una especie de copia de seguridad para</text:p>
      <text:p text:style-name="P434">que en caso de que el name node caiga</text:p>
      <text:p text:style-name="P435">alguno de ellos asuma su función también</text:p>
      <text:p text:style-name="P436">Existen los observer name node Aunque en</text:p>
      <text:p text:style-name="P437">name node solo hay uno los observer name</text:p>
      <text:p text:style-name="P438">node colaboran con él para atender las</text:p>
      <text:p text:style-name="P439">peticiones de solo lectura que hacen los</text:p>
      <text:p text:style-name="P440">clientes y de esta manera libera al name</text:p>
      <text:p text:style-name="P441">node congestionado otra nueva</text:p>
      <text:p text:style-name="P442">herramienta que se está integrando es la</text:p>
      <text:p text:style-name="P443">federación en la que todos los nodos</text:p>
      <text:p text:style-name="P444">tienen una misma configuración y permite</text:p>
      <text:p text:style-name="P445">tener varios name nodes funcionando de</text:p>
      <text:p text:style-name="P446">manera muy parecida a los controladores</text:p>
      <text:p text:style-name="P447">de dominios en bosques en un directorio</text:p>
      <text:p text:style-name="P448">activo hdfs también tiene un sistema de</text:p>
      <text:p text:style-name="P449">cuotas en las que se puede limitar el</text:p>
      <text:p text:style-name="P450">número de archivos el tamaño de esos</text:p>
      <text:p text:style-name="P451">archivos y el tope de uso del</text:p>
      <text:p text:style-name="P452">almacenamiento otra herramienta</text:p>
      <text:p text:style-name="P453">interesante es la llamada puerta de</text:p>
      <text:p text:style-name="P454">enlace nfs que permite montar hdfs como</text:p>
      <text:p text:style-name="P455">parte del sistema de ficheros local de</text:p>
      <text:p text:style-name="P456">un cliente usando el protocolo nfs algo</text:p>
      <text:p text:style-name="P457">nuevo pero también muy interesante es</text:p>
      <text:p text:style-name="P458">que tener tres réplicas de cada bloque</text:p>
      <text:p text:style-name="P459">puede llegar a ser excesivo para algunos</text:p>
      <text:p text:style-name="P460">tipos de archivo cuyo contenido no es de</text:p>
      <text:p text:style-name="P461">acceso habitual pues como por ejemplo</text:p>
      <text:p text:style-name="P462">los his En estos casos se puede</text:p>
      <text:p text:style-name="P463">configurar hdfs para que en lugar de</text:p>
      <text:p text:style-name="P464">realizar réplicas exactas almacene</text:p>
      <text:p text:style-name="P465">paridad de esta manera pasamos de una</text:p>
      <text:p text:style-name="P466">sobrecarga del 200 por a una de solo el</text:p>
      <text:p text:style-name="P467">50 ya hemos dicho que el name node</text:p>
      <text:p text:style-name="P468">controla el estado de todos los Host</text:p>
      <text:p text:style-name="P469">cuando un nodo tiene latido decimos que</text:p>
      <text:p text:style-name="P470">está vivo o que está en línea si no</text:p>
      <text:p text:style-name="P471">tiene latido y sobrepasa el tiempo de</text:p>
      <text:p text:style-name="P472">espera configurado diremos que está</text:p>
      <text:p text:style-name="P473">muerto o fuera de línea además de estos</text:p>
      <text:p text:style-name="P474">estados podemos configurar una zona</text:p>
      <text:p text:style-name="P475">intermedia en la que el nodo no estará</text:p>
      <text:p text:style-name="P476">disponible durante un tiempo por tareas</text:p>
      <text:p text:style-name="P477">de mantenimiento que en los nodos del</text:p>
      <text:p text:style-name="P478">clúster será una tarea regular y sin fin</text:p>
      <text:p text:style-name="P479">lo normal es que las tareas de</text:p>
      <text:p text:style-name="P480">mantenimiento estén planificadas por</text:p>
      <text:soft-page-break/>
      <text:p text:style-name="P481">ello podemos seleccionar algunos nodos y</text:p>
      <text:p text:style-name="P482">ponerlos en modo de mantenimiento o de</text:p>
      <text:p text:style-name="P483">comisionado en modo mantenimiento</text:p>
      <text:p text:style-name="P484">preparamos el nodo para un apagado</text:p>
      <text:p text:style-name="P485">controlado que debería durar poco tiempo</text:p>
      <text:p text:style-name="P486">porque los bloques que estén en ese nodo</text:p>
      <text:p text:style-name="P487">dejarán de estar disponibles el name</text:p>
      <text:p text:style-name="P488">node lo detectará pero no hará más</text:p>
      <text:p text:style-name="P489">réplicas porque se supone que en unos</text:p>
      <text:p text:style-name="P490">minutos volverá a estar en línea si el</text:p>
      <text:p text:style-name="P491">mantenimiento va a requerir de más</text:p>
      <text:p text:style-name="P492">tiempo o simplemente queremos asegurar</text:p>
      <text:p text:style-name="P493">que el número de réplica se mantiene</text:p>
      <text:p text:style-name="P494">debemos poner el nodo en modo de</text:p>
      <text:p text:style-name="P495">comisionado el name node se encargará de</text:p>
      <text:p text:style-name="P496">realizar las réplicas y durante un</text:p>
      <text:p text:style-name="P497">momento tendremos más réplicas que las</text:p>
      <text:p text:style-name="P498">definidas pero acto seguido dejará de</text:p>
      <text:p text:style-name="P499">usar el nodo y ya podremos apagarlo sin</text:p>
      <text:p text:style-name="P500">problema Por ello cuando queramos dar</text:p>
      <text:p text:style-name="P501">debajo un nodo lo primero que debemos</text:p>
      <text:p text:style-name="P502">hacer es decision y finalmente</text:p>
      <text:p text:style-name="P503">eliminarlo con esto damos por visto la</text:p>
      <text:p text:style-name="P504">teoría de hdfs y dedicaremos la práctica</text:p>
      <text:p text:style-name="P505">al ajuste fino por ahora nada más hasta</text:p>
      <text:p text:style-name="P506">aquí Este vídeo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 Manuel Santamaria</meta:initial-creator>
    <dc:creator>Andre Manuel Santamaria</dc:creator>
    <meta:creation-date>2024-03-15T12:48:00Z</meta:creation-date>
    <dc:date>2024-03-15T12:49:00Z</dc:date>
    <meta:template xlink:href="Normal.dotm" xlink:type="simple"/>
    <meta:editing-cycles>1</meta:editing-cycles>
    <meta:editing-duration>PT60S</meta:editing-duration>
    <meta:document-statistic meta:page-count="11" meta:paragraph-count="38" meta:word-count="2946" meta:character-count="19116" meta:row-count="135" meta:non-whitespace-character-count="16208"/>
  </office:meta>
</office:document-meta>
</file>